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8.882cm" svg:height="10.519cm" svg:x="11.592cm" svg:y="0.133cm">
            <draw:object draw:notify-on-update-of-ranges="Sheet1.A3:Sheet1.A27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0.976cm" svg:height="12.331cm" svg:x="10.187cm" svg:y="10.911cm">
            <draw:object draw:notify-on-update-of-ranges="Sheet1.C3:Sheet1.C27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 of nets: 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Prop-Cost</text:p>
          </table:table-cell>
          <table:table-cell office:value-type="string" calcext:value-type="string">
            <text:p>New-Cost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6.1371" calcext:value-type="float">
            <text:p>66.1371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9.5234" calcext:value-type="float">
            <text:p>59.5234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.571" calcext:value-type="float">
            <text:p>53.571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8.2139" calcext:value-type="float">
            <text:p>48.2139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5.8032" calcext:value-type="float">
            <text:p>45.8032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1.2229" calcext:value-type="float">
            <text:p>41.2229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7.1006" calcext:value-type="float">
            <text:p>37.1006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3.3906" calcext:value-type="float">
            <text:p>33.390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.721" calcext:value-type="float">
            <text:p>31.721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.135" calcext:value-type="float">
            <text:p>30.135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.1215" calcext:value-type="float">
            <text:p>27.1215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.4093" calcext:value-type="float">
            <text:p>24.4093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.1889" calcext:value-type="float">
            <text:p>23.1889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.8265" calcext:value-type="float">
            <text:p>19.8265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.8352" calcext:value-type="float">
            <text:p>18.8352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.8934" calcext:value-type="float">
            <text:p>17.8934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.9987" calcext:value-type="float">
            <text:p>16.998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.2989" calcext:value-type="float">
            <text:p>15.2989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.5339" calcext:value-type="float">
            <text:p>14.5339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.0805" calcext:value-type="float">
            <text:p>13.0805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.4265" calcext:value-type="float">
            <text:p>12.4265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.8052" calcext:value-type="float">
            <text:p>11.8052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.6247" calcext:value-type="float">
            <text:p>10.6247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.0934" calcext:value-type="float">
            <text:p>10.0934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.58875" calcext:value-type="float">
            <text:p>9.58875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.10931" calcext:value-type="float">
            <text:p>9.10931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.65385" calcext:value-type="float">
            <text:p>8.65385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.22116" calcext:value-type="float">
            <text:p>8.22116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.8101" calcext:value-type="float">
            <text:p>7.8101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.41959" calcext:value-type="float">
            <text:p>7.41959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.04861" calcext:value-type="float">
            <text:p>7.04861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.69618" calcext:value-type="float">
            <text:p>6.69618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.36137" calcext:value-type="float">
            <text:p>6.36137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.0433" calcext:value-type="float">
            <text:p>6.0433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.74114" calcext:value-type="float">
            <text:p>5.74114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.45408" calcext:value-type="float">
            <text:p>5.45408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.18138" calcext:value-type="float">
            <text:p>5.18138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.92231" calcext:value-type="float">
            <text:p>4.92231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.67619" calcext:value-type="float">
            <text:p>4.67619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.44238" calcext:value-type="float">
            <text:p>4.44238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.22027" calcext:value-type="float">
            <text:p>4.22027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.00925" calcext:value-type="float">
            <text:p>4.0092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.80879" calcext:value-type="float">
            <text:p>3.80879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.61835" calcext:value-type="float">
            <text:p>3.61835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.43743" calcext:value-type="float">
            <text:p>3.437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.26556" calcext:value-type="float">
            <text:p>3.26556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.10228" calcext:value-type="float">
            <text:p>3.10228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94717" calcext:value-type="float">
            <text:p>2.94717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79981" calcext:value-type="float">
            <text:p>2.7998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.65982" calcext:value-type="float">
            <text:p>2.6598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52683" calcext:value-type="float">
            <text:p>2.52683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40049" calcext:value-type="float">
            <text:p>2.4004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28046" calcext:value-type="float">
            <text:p>2.28046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16644" calcext:value-type="float">
            <text:p>2.1664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.05812" calcext:value-type="float">
            <text:p>2.05812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95521" calcext:value-type="float">
            <text:p>1.95521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56417" calcext:value-type="float">
            <text:p>1.5641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5134" calcext:value-type="float">
            <text:p>1.2513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8877" calcext:value-type="float">
            <text:p>1.18877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2933" calcext:value-type="float">
            <text:p>1.1293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903464" calcext:value-type="float">
            <text:p>0.903464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722771" calcext:value-type="float">
            <text:p>0.72277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8217" calcext:value-type="float">
            <text:p>0.57821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62574" calcext:value-type="float">
            <text:p>0.46257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39445" calcext:value-type="float">
            <text:p>0.43944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417473" calcext:value-type="float">
            <text:p>0.41747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33978" calcext:value-type="float">
            <text:p>0.333978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17279" calcext:value-type="float">
            <text:p>0.317279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53823" calcext:value-type="float">
            <text:p>0.253823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03059" calcext:value-type="float">
            <text:p>0.203059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2447" calcext:value-type="float">
            <text:p>0.16244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29958" calcext:value-type="float">
            <text:p>0.12995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831729" calcext:value-type="float">
            <text:p>0.083172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65383" calcext:value-type="float">
            <text:p>0.066538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32306" calcext:value-type="float">
            <text:p>0.053230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5845" calcext:value-type="float">
            <text:p>0.042584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0676" calcext:value-type="float">
            <text:p>0.0340676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72541" calcext:value-type="float">
            <text:p>0.0272541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8033" calcext:value-type="float">
            <text:p>0.021803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4426" calcext:value-type="float">
            <text:p>0.017442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39541" calcext:value-type="float">
            <text:p>0.013954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1633" calcext:value-type="float">
            <text:p>0.011163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893062" calcext:value-type="float">
            <text:p>0.00893062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********* FINAL PLACEMENT *****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net -&gt; 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mp -&gt; 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v4 -&gt;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v6 -&gt;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-&gt;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 -&gt;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p -&gt;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n -&gt; 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4-12-09T18:38:57.554171200</meta:creation-date>
    <dc:date>2014-12-09T18:42:01.553762030</dc:date>
    <dc:creator>Andrew </dc:creator>
    <meta:editing-duration>P0D</meta:editing-duration>
    <meta:editing-cycles>1</meta:editing-cycles>
    <meta:document-statistic meta:table-count="1" meta:cell-count="8176" meta:object-count="2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8.883cm" svg:height="10.52cm" xlink:href=".." xlink:type="simple" chart:class="chart:scatter" chart:style-name="ch1">
        <chart:plot-area chart:style-name="ch2" table:cell-range-address="Sheet1.A3:Sheet1.A2723" svg:x="1.027cm" svg:y="0.975cm" svg:width="26.702cm" svg:height="8.915cm">
          <chartooo:coordinate-region svg:x="1.648cm" svg:y="1.174cm" svg:width="25.709cm" svg:height="8.06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3:Sheet1.A2723" chart:class="chart:scatter">
            <chart:data-point chart:repeated="272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.1371">
                <text:p>66.1371</text:p>
                <draw:g>
                  <svg:desc>Sheet1.A3:Sheet1.A27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.1371">
                <text:p>66.1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.5234">
                <text:p>59.52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.571">
                <text:p>53.5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8.2139">
                <text:p>48.21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.8032">
                <text:p>45.80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.2229">
                <text:p>41.22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.1006">
                <text:p>37.10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3.3906">
                <text:p>33.39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0.135">
                <text:p>30.1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.1215">
                <text:p>27.12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.4093">
                <text:p>24.40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.1889">
                <text:p>23.18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.8265">
                <text:p>19.826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.8352">
                <text:p>18.83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.8934">
                <text:p>17.893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.9987">
                <text:p>16.998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.5339">
                <text:p>14.533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.0805">
                <text:p>13.080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2.4265">
                <text:p>12.426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.8052">
                <text:p>11.805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.6247">
                <text:p>10.624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.0934">
                <text:p>10.093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.58875">
                <text:p>9.5887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.10931">
                <text:p>9.1093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65385">
                <text:p>8.6538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.22116">
                <text:p>8.2211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.8101">
                <text:p>7.810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.41959">
                <text:p>7.4195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7.04861">
                <text:p>7.0486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.69618">
                <text:p>6.6961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.36137">
                <text:p>6.3613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.0433">
                <text:p>6.043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.74114">
                <text:p>5.7411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.45408">
                <text:p>5.4540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.18138">
                <text:p>5.1813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.92231">
                <text:p>4.9223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.67619">
                <text:p>4.6761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.44238">
                <text:p>4.4423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.22027">
                <text:p>4.2202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.80879">
                <text:p>3.8087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.61835">
                <text:p>3.6183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.43743">
                <text:p>3.4374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.26556">
                <text:p>3.2655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.94717">
                <text:p>2.9471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.79981">
                <text:p>2.7998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2.65982">
                <text:p>2.6598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2.52683">
                <text:p>2.5268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.40049">
                <text:p>2.4004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2.28046">
                <text:p>2.2804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.16644">
                <text:p>2.1664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2.05812">
                <text:p>2.0581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.95521">
                <text:p>1.9552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.56417">
                <text:p>1.56417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.25134">
                <text:p>1.2513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.18877">
                <text:p>1.1887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.12933">
                <text:p>1.1293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903464">
                <text:p>0.90346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722771">
                <text:p>0.722771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578217">
                <text:p>0.578217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462574">
                <text:p>0.462574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439445">
                <text:p>0.43944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417473">
                <text:p>0.417473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333978">
                <text:p>0.333978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.317279">
                <text:p>0.317279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253823">
                <text:p>0.253823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.203059">
                <text:p>0.203059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.129958">
                <text:p>0.129958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103966">
                <text:p>0.103966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.0831729">
                <text:p>0.0831729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.0665383">
                <text:p>0.0665383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.0532306">
                <text:p>0.0532306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.0425845">
                <text:p>0.0425845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0.0340676">
                <text:p>0.0340676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0.0218033">
                <text:p>0.0218033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0.0174426">
                <text:p>0.0174426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0.0139541">
                <text:p>0.0139541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0.0111633">
                <text:p>0.0111633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0.00893062">
                <text:p>0.00893062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0.00893062">
                <text:p>0.00893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0.977cm" svg:height="12.332cm" xlink:href=".." xlink:type="simple" chart:class="chart:line" chart:style-name="ch1">
        <chart:plot-area chart:style-name="ch2" table:cell-range-address="Sheet1.C3:Sheet1.C2723" svg:x="1.069cm" svg:y="1.119cm" svg:width="28.67cm" svg:height="10.547cm">
          <chartooo:coordinate-region svg:x="1.876cm" svg:y="1.318cm" svg:width="27.863cm" svg:height="9.2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3:Sheet1.C2723" chart:class="chart:line">
            <chart:data-point chart:repeated="272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Sheet1.C3:Sheet1.C27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